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15" table:number-columns-repeated="2"/>
          <table:table-cell table:number-columns-repeated="8"/>
        </table:table-row>
        <table:table-row table:style-name="ro2">
          <table:table-cell table:style-name="ce15" office:value-type="string" calcext:value-type="string">
            <text:p>17/01/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31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34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41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3-01-17T16:30:17.883585260</dc:date>
    <dc:creator>DavidA</dc:creator>
    <meta:editing-duration>P1DT15H22M9S</meta:editing-duration>
    <meta:editing-cycles>159</meta:editing-cycles>
    <meta:generator>LibreOffice/7.3.7.2$Linux_X86_64 LibreOffice_project/30$Build-2</meta:generator>
    <meta:document-statistic meta:table-count="1" meta:cell-count="1027" meta:object-count="0"/>
  </office:meta>
</office:document-meta>
</file>